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>
            <text:p>#Stichkabel kurzgeschlossen</text:p>
          </table:table-cell>
          <table:table-cell/>
        </table:table-row>
        <table:table-row table:style-name="ro1">
          <table:table-cell office:value-type="string">
            <text:p>#f [Mhz]</text:p>
          </table:table-cell>
          <table:table-cell office:value-type="string">
            <text:p>Upp [mV]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8">
            <text:p>198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206">
            <text:p>20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26">
            <text:p>226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254">
            <text:p>25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94">
            <text:p>294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54">
            <text:p>154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176">
            <text:p>176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98">
            <text:p>198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202">
            <text:p>202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64">
            <text:p>164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67">
            <text:p>67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3">
            <text:p>33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86">
            <text:p>186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96">
            <text:p>196</text:p>
          </table:table-cell>
        </table:table-row>
        <table:table-row table:style-name="ro2">
          <table:table-cell table:number-columns-repeated="2" office:value-type="float" office:value="110">
            <text:p>110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240">
            <text:p>240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109">
            <text:p>109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212">
            <text:p>212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236">
            <text:p>236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34">
            <text:p>34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250">
            <text:p>250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286">
            <text:p>286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148">
            <text:p>148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182">
            <text:p>182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196">
            <text:p>196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214">
            <text:p>214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62">
            <text:p>62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office:value-type="float" office:value="260">
            <text:p>260</text:p>
          </table:table-cell>
          <table:table-cell office:value-type="float" office:value="262">
            <text:p>262</text:p>
          </table:table-cell>
        </table:table-row>
        <table:table-row table:style-name="ro2">
          <table:table-cell office:value-type="float" office:value="270">
            <text:p>270</text:p>
          </table:table-cell>
          <table:table-cell office:value-type="float" office:value="73">
            <text:p>73</text:p>
          </table:table-cell>
        </table:table-row>
        <table:table-row table:style-name="ro2">
          <table:table-cell office:value-type="float" office:value="280">
            <text:p>280</text:p>
          </table:table-cell>
          <table:table-cell office:value-type="float" office:value="73">
            <text:p>73</text:p>
          </table:table-cell>
        </table:table-row>
        <table:table-row table:style-name="ro2">
          <table:table-cell office:value-type="float" office:value="290">
            <text:p>290</text:p>
          </table:table-cell>
          <table:table-cell office:value-type="float" office:value="254">
            <text:p>254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122">
            <text:p>122</text:p>
          </table:table-cell>
        </table:table-row>
        <table:table-row table:style-name="ro2" table:number-rows-repeated="1048533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yrahgames </meta:initial-creator>
    <meta:creation-date>2015-11-17T12:44:55</meta:creation-date>
    <dc:date>2015-11-17T13:21:57</dc:date>
    <dc:creator>lyrahgames </dc:creator>
    <meta:editing-duration>PT24M3S</meta:editing-duration>
    <meta:editing-cycles>2</meta:editing-cycles>
    <meta:generator>LibreOffice/3.5$Linux_X86_64 LibreOffice_project/350m1$Build-2</meta:generator>
    <meta:document-statistic meta:table-count="3" meta:cell-count="83" meta:object-count="0"/>
  </office:meta>
</office:document-meta>
</file>